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0b354" officeooo:paragraph-rsid="0010b35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b354" officeooo:paragraph-rsid="0010b35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0b354" officeooo:paragraph-rsid="0010b35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normal" officeooo:rsid="0010b354" officeooo:paragraph-rsid="0010b354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-3</text:p>
      <text:p text:style-name="P2"/>
      <text:p text:style-name="P3">1)Test Inheritance</text:p>
      <text:p text:style-name="P3"/>
      <text:p text:style-name="P3">OUTPUT:-</text:p>
      <text:p text:style-name="P3"/>
      <text:p text:style-name="P4">ENTER STUDENT DETAILS</text:p>
      <text:p text:style-name="P4"><text:tab/><text:tab/>---------------------</text:p>
      <text:p text:style-name="P4">Enter the name <text:s text:c="4"/>: Ram</text:p>
      <text:p text:style-name="P4">Enter aadhaar <text:s text:c="5"/>: 2374839</text:p>
      <text:p text:style-name="P4">Enter the address <text:s/>: 23,cross street</text:p>
      <text:p text:style-name="P4">Enter the gender <text:s text:c="2"/>: m</text:p>
      <text:p text:style-name="P4">Enter the program <text:s/>: DS</text:p>
      <text:p text:style-name="P4">Enter the year <text:s text:c="4"/>: 2</text:p>
      <text:p text:style-name="P4">Enter total mark <text:s text:c="2"/>: 450</text:p>
      <text:p text:style-name="P4">--------------------------------------------------------</text:p>
      <text:p text:style-name="P4"/>
      <text:p text:style-name="P4"><text:tab/><text:tab/>ENTER FACULTY DETAILS</text:p>
      <text:p text:style-name="P4"><text:tab/><text:tab/>---------------------</text:p>
      <text:p text:style-name="P4">Enter the name <text:s text:c="4"/>: Pooja</text:p>
      <text:p text:style-name="P4">Enter aadhaar <text:s text:c="5"/>: 3458274</text:p>
      <text:p text:style-name="P4">Enter the address <text:s/>: 4,West street</text:p>
      <text:p text:style-name="P4">Enter the gender <text:s text:c="2"/>: f</text:p>
      <text:p text:style-name="P4">Enter Designation <text:s/>: proff</text:p>
      <text:p text:style-name="P4">Enter Department <text:s text:c="2"/>: CSE</text:p>
      <text:p text:style-name="P4">Enter basic Pay <text:s text:c="3"/>: 66000</text:p>
      <text:p text:style-name="P4">--------------------------------------------------------</text:p>
      <text:p text:style-name="P4">STUDENT DETAILS</text:p>
      <text:p text:style-name="P4">Name <text:s text:c="7"/>: Ram</text:p>
      <text:p text:style-name="P4">Address <text:s text:c="4"/>: 23,cross street</text:p>
      <text:p text:style-name="P4">Aadhaar <text:s text:c="4"/>: 2374839</text:p>
      <text:p text:style-name="P4">Gender <text:s text:c="5"/>: m</text:p>
      <text:p text:style-name="P4">Program <text:s text:c="4"/>: DS</text:p>
      <text:p text:style-name="P4">Year <text:s text:c="7"/>: 2</text:p>
      <text:p text:style-name="P4">Total <text:s text:c="6"/>: 450.0</text:p>
      <text:p text:style-name="P4">GPA <text:s text:c="8"/>: 9.0</text:p>
      <text:p text:style-name="P4">--------------------------------------------------------</text:p>
      <text:p text:style-name="P4">FACULTY DETAILS</text:p>
      <text:p text:style-name="P4">Name <text:s text:c="7"/>: Pooja</text:p>
      <text:p text:style-name="P4">Address <text:s text:c="4"/>: 4,West street</text:p>
      <text:p text:style-name="P4">Aadhaar <text:s text:c="4"/>: 3458274</text:p>
      <text:p text:style-name="P4">Gender <text:s text:c="5"/>: f</text:p>
      <text:p text:style-name="P4">Designation : proff</text:p>
      <text:p text:style-name="P4">Basic Pay <text:s text:c="2"/>: 66000.0</text:p>
      <text:p text:style-name="P4">Salary <text:s text:c="5"/>: 101310.0</text:p>
      <text:p text:style-name="P4"><text:soft-page-break/></text:p>
      <text:p text:style-name="P1">2)Test Shape:-</text:p>
      <text:p text:style-name="P1"/>
      <text:p text:style-name="P4">ENTER DETAILS OF CIRCLE</text:p>
      <text:p text:style-name="P4">Enter the radius <text:s text:c="3"/>: 4</text:p>
      <text:p text:style-name="P4">Enter the color <text:s text:c="4"/>: Red</text:p>
      <text:p text:style-name="P4"/>
      <text:p text:style-name="P4">ENTER DETAILS OF RECTANGLE</text:p>
      <text:p text:style-name="P4">Enter the length <text:s text:c="3"/>: 5</text:p>
      <text:p text:style-name="P4">Enter the width <text:s text:c="4"/>: 6</text:p>
      <text:p text:style-name="P4">Enter the color <text:s text:c="4"/>: Pink</text:p>
      <text:p text:style-name="P4"/>
      <text:p text:style-name="P4">ENTER DETAILS OF SQUARE</text:p>
      <text:p text:style-name="P4">Enter the side <text:s text:c="5"/>: 8</text:p>
      <text:p text:style-name="P4">Enter the color <text:s text:c="4"/>: Blue</text:p>
      <text:p text:style-name="P4"/>
      <text:p text:style-name="P4">********************************************************************</text:p>
      <text:p text:style-name="P4"/>
      <text:p text:style-name="P4">CIRCLE DETAILS</text:p>
      <text:p text:style-name="P4"/>
      <text:p text:style-name="P4">i)Default constructor Circle():</text:p>
      <text:p text:style-name="P4">Area <text:s text:c="5"/>= 3.14</text:p>
      <text:p text:style-name="P4">Perimeter = 6.28</text:p>
      <text:p text:style-name="P4">Color <text:s text:c="4"/>= Red</text:p>
      <text:p text:style-name="P4"/>
      <text:p text:style-name="P4">---------------------------------------------------------------------</text:p>
      <text:p text:style-name="P4"/>
      <text:p text:style-name="P4">ii)1 parameter constructor Circle(radius)</text:p>
      <text:p text:style-name="P4">Area <text:s text:c="5"/>= 50.24</text:p>
      <text:p text:style-name="P4">Perimeter = 25.12</text:p>
      <text:p text:style-name="P4">Color <text:s text:c="4"/>= Red</text:p>
      <text:p text:style-name="P4"/>
      <text:p text:style-name="P4">---------------------------------------------------------------------</text:p>
      <text:p text:style-name="P4"/>
      <text:p text:style-name="P4">iii)2 parameter constructor Circle(radius,color)</text:p>
      <text:p text:style-name="P4">Area <text:s text:c="5"/>= 50.24</text:p>
      <text:p text:style-name="P4">Perimeter = 25.12</text:p>
      <text:p text:style-name="P4">Color <text:s text:c="4"/>= Red</text:p>
      <text:p text:style-name="P4"/>
      <text:p text:style-name="P4">---------------------------------------------------------------------</text:p>
      <text:p text:style-name="P4"/>
      <text:p text:style-name="P4"/>
      <text:p text:style-name="P4">********************************************************************</text:p>
      <text:p text:style-name="P4"/>
      <text:p text:style-name="P4">RECTANGLE DETAILS</text:p>
      <text:p text:style-name="P4"><text:soft-page-break/></text:p>
      <text:p text:style-name="P4">i)Default constructor Rectangle():</text:p>
      <text:p text:style-name="P4">Area <text:s text:c="5"/>= 1.0</text:p>
      <text:p text:style-name="P4">Perimeter = 4.0</text:p>
      <text:p text:style-name="P4">Color <text:s text:c="4"/>= Red</text:p>
      <text:p text:style-name="P4"/>
      <text:p text:style-name="P4">---------------------------------------------------------------------</text:p>
      <text:p text:style-name="P4"/>
      <text:p text:style-name="P4">ii)2 parameter constructor Rectangle(width,length)</text:p>
      <text:p text:style-name="P4">Area <text:s text:c="5"/>= 30.0</text:p>
      <text:p text:style-name="P4">Perimeter = 22.0</text:p>
      <text:p text:style-name="P4">Color <text:s text:c="4"/>= Red</text:p>
      <text:p text:style-name="P4"/>
      <text:p text:style-name="P4">---------------------------------------------------------------------</text:p>
      <text:p text:style-name="P4"/>
      <text:p text:style-name="P4">iii)3 parameter constructor Rectangle(width,length,color)</text:p>
      <text:p text:style-name="P4">Area <text:s text:c="5"/>= 30.0</text:p>
      <text:p text:style-name="P4">Perimeter = 22.0</text:p>
      <text:p text:style-name="P4">Color <text:s text:c="4"/>= Pink</text:p>
      <text:p text:style-name="P4"/>
      <text:p text:style-name="P4">---------------------------------------------------------------------</text:p>
      <text:p text:style-name="P4"/>
      <text:p text:style-name="P4"/>
      <text:p text:style-name="P4">********************************************************************</text:p>
      <text:p text:style-name="P4"/>
      <text:p text:style-name="P4">i)Default constructor Sqaure():</text:p>
      <text:p text:style-name="P4">Area <text:s text:c="5"/>= 1.0</text:p>
      <text:p text:style-name="P4">Perimeter = 4.0</text:p>
      <text:p text:style-name="P4">Color <text:s text:c="4"/>= Red</text:p>
      <text:p text:style-name="P4"/>
      <text:p text:style-name="P4">---------------------------------------------------------------------</text:p>
      <text:p text:style-name="P4"/>
      <text:p text:style-name="P4">ii)1 parameter constructor Sqaure(side)</text:p>
      <text:p text:style-name="P4">Area <text:s text:c="5"/>= 64.0</text:p>
      <text:p text:style-name="P4">Perimeter = 32.0</text:p>
      <text:p text:style-name="P4">Color <text:s text:c="4"/>= Red</text:p>
      <text:p text:style-name="P4"/>
      <text:p text:style-name="P4">---------------------------------------------------------------------</text:p>
      <text:p text:style-name="P4"/>
      <text:p text:style-name="P4">iii)2 parameter constructor Sqaure(side,color)</text:p>
      <text:p text:style-name="P4">Area <text:s text:c="5"/>= 64.0</text:p>
      <text:p text:style-name="P4">Perimeter = 32.0</text:p>
      <text:p text:style-name="P4">Color <text:s text:c="4"/>= Blue</text:p>
      <text:p text:style-name="P4"/>
      <text:p text:style-name="P4">---------------------------------------------------------------------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8:59:34.481717410</meta:creation-date>
    <dc:date>2019-08-28T19:19:52.974818430</dc:date>
    <meta:editing-duration>PT9M49S</meta:editing-duration>
    <meta:editing-cycles>1</meta:editing-cycles>
    <meta:document-statistic meta:table-count="0" meta:image-count="0" meta:object-count="0" meta:page-count="4" meta:paragraph-count="102" meta:word-count="314" meta:character-count="2897" meta:non-whitespace-character-count="2462"/>
    <meta:generator>LibreOffice/6.0.7.3$Linux_X86_64 LibreOffice_project/00m0$Build-3</meta:generator>
  </office:meta>
</office:document-meta>
</file>